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572c" officeooo:paragraph-rsid="001e572c"/>
    </style:style>
    <style:style style:name="P2" style:family="paragraph" style:parent-style-name="Standard">
      <style:text-properties officeooo:rsid="001e8661" officeooo:paragraph-rsid="001e8661"/>
    </style:style>
    <style:style style:name="P3" style:family="paragraph" style:parent-style-name="Standard">
      <style:text-properties style:text-underline-style="solid" style:text-underline-width="auto" style:text-underline-color="font-color" officeooo:rsid="001e8661" officeooo:paragraph-rsid="001e8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clonando el repositorio</text:p>
      <text:p text:style-name="P1">git clone <text:a xlink:type="simple" xlink:href="https://github.com/ClauSaav/introduction-quiz" text:style-name="Internet_20_link" text:visited-style-name="Visited_20_Internet_20_Link">https://github.com/ClauSaav/introduction-quiz</text:a></text:p>
      <text:p text:style-name="P1">* copiando y editando el archivo con las respuestas</text:p>
      <text:p text:style-name="P1">vim introduction_quiz.json</text:p>
      <text:p text:style-name="P2">* activando entorno virtual</text:p>
      <text:p text:style-name="P2"><text:s text:c="2"/>source env/bin/activate</text:p>
      <text:p text:style-name="P2"><text:s text:c="2"/>virtualenv -p python3.6 env</text:p>
      <text:p text:style-name="P2"><text:s text:c="2"/>source env/bin/activate</text:p>
      <text:p text:style-name="P2">* instalando librería requests</text:p>
      <text:p text:style-name="P2">pip install requests</text:p>
      <text:p text:style-name="P2">entrando a python </text:p>
      <text:p text:style-name="P2"><text:s text:c="2"/>python</text:p>
      <text:p text:style-name="P3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3-27T17:17:14.021477791</meta:creation-date>
    <dc:date>2017-03-27T19:18:32.580778039</dc:date>
    <dc:creator>Administradorcito </dc:creator>
    <meta:editing-duration>PT1H15M58S</meta:editing-duration>
    <meta:editing-cycles>1</meta:editing-cycles>
    <meta:document-statistic meta:table-count="0" meta:image-count="0" meta:object-count="0" meta:page-count="1" meta:paragraph-count="13" meta:word-count="41" meta:character-count="340" meta:non-whitespace-character-count="301"/>
    <meta:generator>LibreOffice/4.3.7.2$Linux_X86_64 LibreOffice_project/430$Build-2</meta:generator>
  </office:meta>
</office:document-meta>
</file>